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6"/>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category.php<text:tab/>2</text:p>
          <text:p text:style-name="P6">common.php<text:tab/>2</text:p>
          <text:p text:style-name="P6">dbinfo.php<text:tab/>2</text:p>
          <text:p text:style-name="P6">form_common.php<text:tab/>2</text:p>
          <text:p text:style-name="P6">index.php<text:tab/>2</text:p>
          <text:p text:style-name="P6">itemlisting.php<text:tab/>2</text:p>
          <text:p text:style-name="P6">list_common.php<text:tab/>2</text:p>
          <text:p text:style-name="P6">login.php<text:tab/>2</text:p>
          <text:p text:style-name="P6">logout.php<text:tab/>2</text:p>
          <text:p text:style-name="P6">profile.php<text:tab/>2</text:p>
          <text:p text:style-name="P6">registration.php<text:tab/>2</text:p>
          <text:p text:style-name="P6">table_common.php<text:tab/>2</text:p>
          <text:p text:style-name="P6">viewtable.php<text:tab/>2</text:p>
          <text:p text:style-name="P3">Default view<text:tab/>3</text:p>
          <text:p text:style-name="P3">User table view<text:tab/>3</text:p>
          <text:p text:style-name="P3">User Activity table view<text:tab/>3</text:p>
          <text:p text:style-name="P3">Auction table view<text:tab/>3</text:p>
          <text:p text:style-name="P3">Bidding table view<text:tab/>4</text:p>
        </text:index-body>
      </text:table-of-content>
      <text:h text:style-name="Heading_20_1" text:outline-level="1"/>
      <text:h text:style-name="P5" text:outline-level="1">category.php</text:h>
      <text:h text:style-name="Heading_20_1" text:outline-level="1">common.php</text:h>
      <text:p text:style-name="Text_20_body">To be included in all other scripts, has common functions like echo_header, echo_footer, etc. </text:p>
      <text:h text:style-name="Heading_20_1" text:outline-level="1">dbinfo.php</text:h>
      <text:p text:style-name="Text_20_body">Script which contains the dbinfo_t class for handing a lot of the queries on the database with a generic query() function as well as specific functions like user_exists($username).</text:p>
      <text:h text:style-name="Heading_20_1" text:outline-level="1">form_common.php</text:h>
      <text:p text:style-name="Text_20_body">Functions for generating form html code easily.</text:p>
      <text:h text:style-name="Heading_20_1" text:outline-level="1">index.php</text:h>
      <text:h text:style-name="Heading_20_1" text:outline-level="1">itemlisting.php</text:h>
      <text:h text:style-name="Heading_20_1" text:outline-level="1">list_common.php</text:h>
      <text:p text:style-name="Text_20_body">Functions for generating html list code easily.</text:p>
      <text:h text:style-name="Heading_20_1" text:outline-level="1">login.php</text:h>
      <text:p text:style-name="Text_20_body">Handles user login to website.</text:p>
      <text:h text:style-name="Heading_20_1" text:outline-level="1">logout.php</text:h>
      <text:p text:style-name="Text_20_body">Handles user logout of the website.</text:p>
      <text:h text:style-name="Heading_20_1" text:outline-level="1">profile.php</text:h>
      <text:h text:style-name="Heading_20_1" text:outline-level="1">registration.php</text:h>
      <text:h text:style-name="Heading_20_1" text:outline-level="1">table_common.php</text:h>
      <text:p text:style-name="Text_20_body">Functions for generating html tables and associated style name easily.</text:p>
      <text:h text:style-name="Heading_20_1" text:outline-level="1">viewtable.php</text:h>
      <text:p text:style-name="Text_20_body">This script is responsible for displaying the data from the database tables:</text:p>
      <text:list xml:id="list1393991847" text:style-name="L6">
        <text:list-item>
          <text:p text:style-name="P4"><text:soft-page-break/>user</text:p>
        </text:list-item>
        <text:list-item>
          <text:p text:style-name="P4">user_activity</text:p>
        </text:list-item>
        <text:list-item>
          <text:p text:style-name="P4">item_listing</text:p>
        </text:list-item>
        <text:list-item>
          <text:p text:style-name="P4">bids_on</text:p>
        </text:list-item>
      </text:list>
      <text:p text:style-name="Text_20_body">This script should check that the user is logged in and that the user is an administrator. Both of these should be true for the functions defined below.</text:p>
      <text:h text:style-name="Heading_20_2" text:outline-level="2">Default view</text:h>
      <text:p text:style-name="Text_20_body">The script will check the get variable “name”. If it is empty, then the script should display a means for the user to view one of the tables from the database (“user”, “user_activity”, “item_listing”, “bids_on”). This can be done with a list of urls that form the get query with “name” equal to the correct table name.</text:p>
      <text:h text:style-name="Heading_20_2" text:outline-level="2">User table view</text:h>
      <text:p text:style-name="P2">The script will check the get variables “name”, “order”, and “desc”. The value of “name” should be “user”. A query will be formed to get information from the “user”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text:p>
      <text:p text:style-name="P2"/>
      <text:h text:style-name="Heading_20_2" text:outline-level="2">User Activity table view</text:h>
      <text:p text:style-name="P2">The script will check the get variables “name”, “order”, and “desc”. The value of “name” should be “user_activity”. A query will be formed to get information from the “user_activity”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 and the time fields.</text:p>
      <text:p text:style-name="P2"/>
      <text:h text:style-name="Heading_20_2" text:outline-level="2">Auction table view</text:h>
      <text:p text:style-name="P2">The script will check the get variables “name”, “order”, and “desc”. The value of “name” should be “item_listing”. A query will be formed to get information from the “item_listing” table and display it to <text:soft-page-break/>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title, seller, category, “end time”, current_price, starting_price, <text:s/>buyerfeedbackforseller_rating.</text:p>
      <text:p text:style-name="P2"/>
      <text:h text:style-name="Heading_20_2" text:outline-level="2">Bidding table view</text:h>
      <text:p text:style-name="P2">The script will check the get variables “name”, “order”, and “desc”. The value of “name” should be “bids_on”. A query will be formed to get information from the “bids_on”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username, item_title, item_seller, item_category, item “end time”, bid “time”, bid amounts, display_notif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PHP Script Functions (Overview)<text:tab/><text:page-number text:select-page="current">4</text:page-number> 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4-04T17:31:28</dc:date>
    <meta:editing-duration>PT08H58M03S</meta:editing-duration>
    <meta:editing-cycles>100</meta:editing-cycles>
    <meta:generator>OpenOffice.org/3.0$Unix OpenOffice.org_project/300m15$Build-9379</meta:generator>
    <meta:printed-by>jmm0468</meta:printed-by>
    <meta:print-date>2009-03-27T18:48:25</meta:print-date>
    <meta:document-statistic meta:table-count="0" meta:image-count="0" meta:object-count="0" meta:page-count="4" meta:paragraph-count="64" meta:word-count="855" meta:character-count="4783"/>
    <meta:user-defined meta:name="Info 1"/>
    <meta:user-defined meta:name="Info 2"/>
    <meta:user-defined meta:name="Info 3"/>
    <meta:user-defined meta:name="Info 4"/>
  </office:meta>
</office:document-meta>
</file>